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c844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c844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c844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c844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c844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c844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c844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c844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c844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c844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c844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c844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c844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c844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c844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c844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c844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ophìa Isabella Febres Mait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4/8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846380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Sorinee Del Valle Maita Inag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85977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24.87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9" meta:character-count="1179" meta:non-whitespace-character-count="1009"/>
    <meta:template xlink:type="simple" xlink:actuate="onRequest" xlink:title="Normal" xlink:href=""/>
  </office:meta>
</office:document-meta>
</file>